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9.75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9.75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00000" style:font-name="Times New Roman" fo:font-size="11pt" fo:letter-spacing="normal" style:font-size-asian="11pt" style:font-size-complex="11pt"/>
    </style:style>
    <style:style style:name="T10" style:family="text">
      <style:text-properties fo:font-variant="normal" fo:text-transform="none" fo:color="#000000" style:font-name="Times New Roman" fo:letter-spacing="normal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2" style:family="text">
      <style:text-properties fo:font-variant="normal" fo:text-transform="none" fo:color="#000000" fo:font-size="9.75pt" fo:letter-spacing="normal" fo:font-style="normal" fo:font-weight="normal"/>
    </style:style>
    <style:style style:name="T13" style:family="text">
      <style:text-properties fo:font-variant="normal" fo:text-transform="none" fo:color="#000000" fo:font-size="9.75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0000cc" style:font-name="arial" fo:font-size="9.75pt" fo:letter-spacing="normal" fo:font-style="normal" fo:font-weight="normal"/>
    </style:style>
    <style:style style:name="T16" style:family="text">
      <style:text-properties fo:font-variant="normal" fo:text-transform="none" fo:color="#0000cc" fo:font-size="9.75pt" fo:letter-spacing="normal" fo:font-style="normal" fo:font-weight="normal"/>
    </style:style>
    <style:style style:name="T17" style:family="text">
      <style:text-properties fo:font-variant="normal" fo:text-transform="none" fo:color="#0000cc" style:font-name="Times New Roman" fo:font-size="9.75pt" fo:letter-spacing="normal" fo:font-style="normal" fo:font-weight="normal"/>
    </style:style>
    <style:style style:name="T18" style:family="text">
      <style:text-properties fo:font-variant="normal" fo:text-transform="none" fo:color="#0000cc" style:font-name="Times New Roman" fo:letter-spacing="normal" fo:font-style="normal" fo:font-weight="normal"/>
    </style:style>
    <style:style style:name="T19" style:family="text">
      <style:text-properties fo:font-variant="normal" fo:text-transform="none" fo:color="#0000cc" style:font-name="Times New Roman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555555" style:font-name="arial" fo:font-size="9.75pt" fo:letter-spacing="normal" fo:font-style="normal" fo:font-weight="normal"/>
    </style:style>
    <style:style style:name="T21" style:family="text">
      <style:text-properties fo:font-variant="normal" fo:text-transform="none" fo:color="#555555" fo:font-size="9.75pt" fo:letter-spacing="normal" fo:font-style="normal" fo:font-weight="normal"/>
    </style:style>
    <style:style style:name="T22" style:family="text">
      <style:text-properties fo:font-variant="normal" fo:text-transform="none" fo:color="#555555" style:font-name="Times New Roman" fo:font-size="9.75pt" fo:letter-spacing="normal" fo:font-style="normal" fo:font-weight="normal"/>
    </style:style>
    <style:style style:name="T23" style:family="text">
      <style:text-properties fo:font-variant="normal" fo:text-transform="none" fo:color="#555555" style:font-name="Times New Roman" fo:letter-spacing="normal" fo:font-style="normal" fo:font-weight="normal"/>
    </style:style>
    <style:style style:name="T24" style:family="text">
      <style:text-properties fo:font-variant="normal" fo:text-transform="none" fo:color="#555555" style:font-name="Times New Roman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background-color="#ffffff"/>
    </style:style>
    <style:style style:name="T26" style:family="text">
      <style:text-properties fo:font-variant="normal" fo:text-transform="none" fo:font-size="11pt" style:font-size-asian="11pt" style:font-size-complex="11pt"/>
    </style:style>
    <style:style style:name="T27" style:family="text">
      <style:text-properties fo:font-variant="normal" fo:text-transform="none" fo:font-size="11pt" fo:background-color="#ffffff" style:font-size-asian="11pt" style:font-size-complex="11pt"/>
    </style:style>
    <style:style style:name="T28" style:family="text">
      <style:text-properties fo:font-variant="normal" fo:text-transform="none" fo:font-size="11pt" fo:font-weight="bold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font-size="11pt" fo:font-weight="bold" fo:background-color="#ffffff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font-size="11pt" fo:font-weight="normal" fo:background-color="#ffffff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style:font-name="Times New Roman"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style:font-name="Times New Roman" fo:font-size="11pt" fo:font-weight="normal" fo:background-color="#ffffff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font-weight="normal" style:font-weight-asian="normal" style:font-weight-complex="normal"/>
    </style:style>
    <style:style style:name="T35" style:family="text">
      <style:text-properties fo:font-variant="normal" fo:text-transform="none" fo:font-weight="normal" fo:background-color="#ffffff" style:font-weight-asian="normal" style:font-weight-complex="normal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Goiás</text:p>
      <text:p text:style-name="P2">Fábrica de Software – Instituto de Informática</text:p>
      <text:p text:style-name="P2">Engenharia de Software</text:p>
      <text:p text:style-name="P2">Relatório de Avaliação – Concepção</text:p>
      <text:p text:style-name="P2">Cássio Augusto Silva de Freitas – Gerente de Configuração</text:p>
      <text:p text:style-name="P4">Atividades Realizadas</text:p>
      <text:p text:style-name="P2"/>
      <text:list xml:id="list40156930" text:style-name="L1">
        <text:list-item>
          <text:p text:style-name="P3">Participação na Reunião de apresentação do projeto e definição de papéis – Tempo investido 02:00:</text:p>
          <text:list>
            <text:list-item>
              <text:p text:style-name="P3">Reunião de apresentação do projeto com o Gestor de portfólio Juliano Lopes de Oliveira, com a definição de um Gestor de RH e distribuição de papéis entre a turma.</text:p>
            </text:list-item>
            <text:list-item>
              <text:p text:style-name="P1"><text:span text:style-name="T9"> </text:span><text:bookmark text:name="crumb_links"/><text:a xlink:type="simple" xlink:href="http://code.google.com/p/sgb-02-2012/source/browse/trunk/"><text:span text:style-name="T19">trunk</text:span></text:a><text:span text:style-name="T24">/ </text:span><text:a xlink:type="simple" xlink:href="http://code.google.com/p/sgb-02-2012/source/browse/trunk/Gerencia_de_Projetos/"><text:span text:style-name="T19">Gerencia_de_Projetos</text:span></text:a><text:span text:style-name="T24">/ </text:span><text:a xlink:type="simple" xlink:href="http://code.google.com/p/sgb-02-2012/source/browse/trunk/Gerencia_de_Projetos/Integracao/"><text:span text:style-name="T19">Integracao</text:span></text:a><text:span text:style-name="T24">/ </text:span><text:span text:style-name="T8">SGB_TAP.odt</text:span><text:span text:style-name="T38">, </text:span><text:bookmark text:name="crumb_root"/><text:a xlink:type="simple" xlink:href="http://code.google.com/p/sgb-02-2012/source/browse/"><text:span text:style-name="T19">svn</text:span></text:a><text:span text:style-name="T8">/ </text:span><text:span text:style-name="T9"> </text:span><text:bookmark text:name="crumb_links1"/><text:a xlink:type="simple" xlink:href="http://code.google.com/p/sgb-02-2012/source/browse/trunk/"><text:span text:style-name="T19">trunk</text:span></text:a><text:span text:style-name="T24">/ </text:span><text:a xlink:type="simple" xlink:href="http://code.google.com/p/sgb-02-2012/source/browse/trunk/Gerencia_de_Projetos/"><text:span text:style-name="T19">Gerencia_de_Projetos</text:span></text:a><text:span text:style-name="T24">/ </text:span><text:a xlink:type="simple" xlink:href="http://code.google.com/p/sgb-02-2012/source/browse/trunk/Gerencia_de_Projetos/Integracao/"><text:span text:style-name="T19">Integracao</text:span></text:a><text:span text:style-name="T24">/ </text:span><text:span text:style-name="T8">SGB_ATAR_AtaDeReuniao001.odt</text:span></text:p>
            </text:list-item>
          </text:list>
        </text:list-item>
        <text:list-item>
          <text:p text:style-name="P3"><text:span text:style-name="T3">Participação na Reunião de Definição de atividades para a equipe, </text:span><text:span text:style-name="T34">Definição de resultados esperados <text:s/>e <text:s/></text:span><text:span text:style-name="T35">Definição de atividades relacionadas ao escopo.</text:span></text:p>
          <text:list>
            <text:list-item>
              <text:p text:style-name="P3"><text:span text:style-name="T3">Reunião para leitura dos papéis de cada um na equipe, planejamento da primeira fase do projeto, <text:s/>as necessidades, quais os artefatos para a primeira fase.</text:span></text:p>
            </text:list-item>
            <text:list-item>
              <text:p text:style-name="P1"><text:a xlink:type="simple" xlink:href="http://code.google.com/p/sgb-02-2012/source/browse/trunk/"><text:span text:style-name="T15">trunk</text:span></text:a><text:span text:style-name="T20">/ </text:span><text:a xlink:type="simple" xlink:href="http://code.google.com/p/sgb-02-2012/source/browse/trunk/Gerencia_de_Projetos/"><text:span text:style-name="T15">Gerencia_de_Projetos</text:span></text:a><text:span text:style-name="T20">/ </text:span><text:a xlink:type="simple" xlink:href="http://code.google.com/p/sgb-02-2012/source/browse/trunk/Gerencia_de_Projetos/Integracao/"><text:span text:style-name="T15">Integracao</text:span></text:a><text:span text:style-name="T20">/ </text:span><text:span text:style-name="T4">SGB_ATAR_AtaDeReuniao002.odt</text:span><text:span text:style-name="T3"> </text:span></text:p>
            </text:list-item>
          </text:list>
        </text:list-item>
        <text:list-item>
          <text:p text:style-name="P3"><text:span text:style-name="T3">Criação e Desenvolvimento do Plano de Gerência de Configuração de Software – Tempo investido: 14:00.</text:span></text:p>
          <text:list>
            <text:list-item>
              <text:p text:style-name="P3"><text:span text:style-name="T3">Criação, desenvolvimento e ajustes do documento PLGC juntamente com o Allan Vieira Ribeiro.</text:span></text:p>
            </text:list-item>
            <text:list-item>
              <text:p text:style-name="P1"><text:a xlink:type="simple" xlink:href="http://code.google.com/p/sgb-02-2012/source/browse/trunk/"><text:span text:style-name="T19">trunk</text:span></text:a><text:span text:style-name="T24">/ </text:span><text:a xlink:type="simple" xlink:href="http://code.google.com/p/sgb-02-2012/source/browse/trunk/Gerencia_de_Configuracao/"><text:span text:style-name="T19">Gerencia_de_Configuracao</text:span></text:a><text:span text:style-name="T24">/ </text:span><text:span text:style-name="T8">SGB_PLGC_PlanoDeGerenciaDeConfiguracao.odt </text:span></text:p>
            </text:list-item>
          </text:list>
        </text:list-item>
        <text:list-item>
          <text:p text:style-name="P3"><text:span text:style-name="T3">Criação e Desenvolvimento do Processo de Gerência de Configuração de Software – Tempo investido – Tempo investido: 10:00</text:span></text:p>
          <text:list>
            <text:list-item>
              <text:p text:style-name="P3"><text:span text:style-name="T3">Criação e Desenvolvimento do documento de Processo de Gerência de Configuração de Software.</text:span></text:p>
            </text:list-item>
            <text:list-item>
              <text:p text:style-name="P1"><text:a xlink:type="simple" xlink:href="http://code.google.com/p/sgb-02-2012/source/browse/trunk/"><text:span text:style-name="T19">trunk</text:span></text:a><text:span text:style-name="T24">/ </text:span><text:a xlink:type="simple" xlink:href="http://code.google.com/p/sgb-02-2012/source/browse/trunk/Gerencia_de_Configuracao/"><text:span text:style-name="T19">Gerencia_de_Configuracao</text:span></text:a><text:span text:style-name="T24">/ </text:span><text:span text:style-name="T8">SGB_PRGC_ProcessoDeGerenciaDeConfiguracao.odt </text:span></text:p>
            </text:list-item>
          </text:list>
        </text:list-item>
        <text:list-item>
          <text:p text:style-name="P3"><text:span text:style-name="T3">Auxílio da equipe em sanação de dúvidas relativas a gerência de configuração – Tempo investido 04:00</text:span></text:p>
          <text:list>
            <text:list-item>
              <text:p text:style-name="P3"><text:span text:style-name="T3">Sanação de dúvidas com a equipe relativas ao plano de Gerência de Configuração do itens de configuração identificados nesta fase.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9:35:54.46</meta:creation-date>
    <dc:date>2012-10-26T20:50:19.19</dc:date>
    <meta:editing-duration>PT14M14S</meta:editing-duration>
    <meta:editing-cycles>2</meta:editing-cycles>
    <meta:generator>LibreOffice/3.4$Win32 LibreOffice_project/340m1$Build-502</meta:generator>
    <meta:document-statistic meta:table-count="0" meta:image-count="0" meta:object-count="0" meta:page-count="1" meta:paragraph-count="20" meta:word-count="248" meta:character-count="1778" meta:non-whitespace-character-count="1556"/>
  </office:meta>
</office:document-meta>
</file>